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5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8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Separador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5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5" table:number-columns-repeated="55" table:default-cell-style-name="ce32"/>
        <table:table-row table:style-name="ro1">
          <table:table-cell table:style-name="ce26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3-06-22" calcext:value-type="date">
            <text:p>22/06/2023</text:p>
          </table:table-cell>
          <table:table-cell table:style-name="ce34" office:value-type="string" calcext:value-type="string">
            <text:p>Serviços de Abertura da empresa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7" office:value-type="date" office:date-value="2023-06-22" calcext:value-type="date">
            <text:p>22/06/2023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3-06-26" calcext:value-type="date">
            <text:p>26/06/2023</text:p>
          </table:table-cell>
          <table:table-cell table:style-name="ce34" office:value-type="string" calcext:value-type="string">
            <text:p>Taxa JUCESP SR</text:p>
          </table:table-cell>
          <table:table-cell table:style-name="ce38" office:value-type="float" office:value="202.81" calcext:value-type="float">
            <text:p>202,81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8" table:formula="of:=[.C3]-[.F3]" office:value-type="float" office:value="202.81" calcext:value-type="float">
            <text:p>202,81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7" table:formula="of:=SUM([.H2:.H3])" office:value-type="float" office:value="202.81" calcext:value-type="float">
            <text:p>202,81</text:p>
          </table:table-cell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50" table:number-columns-repeated="55"/>
        </table:table-row>
        <table:table-row table:style-name="ro3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15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 office:value-type="string" calcext:value-type="string">
            <text:p>/</text:p>
          </table:table-cell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101658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min-integer-digits="1"/>
    </number:number-style>
    <number:number-style style:name="N140P1" style:volatile="true">
      <number:number number:min-integer-digits="1"/>
    </number:number-style>
    <number:number-style style:name="N140">
      <number:text>- DM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">
      <style:text-properties fo:color="#ff0000"/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date-style style:name="N147">
      <number:month number:textual="true"/>
      <number:text> </number:text>
      <number:year/>
    </number:date-style>
    <number:date-style style:name="N148">
      <number:day number:style="long"/>
      <number:text>. </number:text>
      <number:month number:textual="true"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</number:number-style>
    <number:number-style style:name="N15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2">
      <number:text>-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time-style style:name="N153">
      <number:minutes number:style="long"/>
      <number:text>:</number:text>
      <number:seconds number:style="long"/>
    </number:time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2-03">00/00/0000</text:date></text:span><text:span text:style-name="MT2"><text:s/>- </text:span><text:span text:style-name="MT2"><text:time style:data-style-name="N2" text:time-value="15:43:58.332000420">00:00:00</text:time></text:span><text:span text:style-name="MT2"><text:s/></text:span></text:p>
        </style:region-center>
        <style:region-right>
          <text:p><text:span text:style-name="MT4">Fergus Candles Velas e Art. Dec. S. U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Fergus Candles Velas e Art. Dec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5:43:58.3341899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3-08-31T10:49:38.204189179</dc:date>
    <meta:print-date>2019-12-18T13:30:11.329000000</meta:print-date>
    <dc:language>pt-PT</dc:language>
    <meta:editing-cycles>430</meta:editing-cycles>
    <meta:editing-duration>PT14H35M45S</meta:editing-duration>
    <meta:document-statistic meta:table-count="1" meta:cell-count="24" meta:object-count="0"/>
    <meta:user-defined meta:name="Info 0"/>
    <meta:user-defined meta:name="Info 1"/>
    <meta:user-defined meta:name="Info 2"/>
    <meta:user-defined meta:name="Info 3"/>
  </office:meta>
</office:document-meta>
</file>